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Pictures/10000201000000A4000000AA0BC1C74F8A03DADC.png" manifest:media-type="image/png"/>
  <manifest:file-entry manifest:full-path="Pictures/10000200000000AB000000ABFE608500EEDBEC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6a8f3"/>
    </style:style>
    <style:style style:name="P2" style:family="paragraph" style:parent-style-name="Standard">
      <style:paragraph-properties fo:text-align="start" style:justify-single-word="false"/>
      <style:text-properties officeooo:paragraph-rsid="0016a8f3"/>
    </style:style>
    <style:style style:name="P3" style:family="paragraph" style:parent-style-name="Standard">
      <style:paragraph-properties fo:text-align="start" style:justify-single-word="false"/>
      <style:text-properties officeooo:paragraph-rsid="001c0016"/>
    </style:style>
    <style:style style:name="P4" style:family="paragraph" style:parent-style-name="Standard">
      <style:paragraph-properties fo:text-align="start" style:justify-single-word="false"/>
      <style:text-properties officeooo:paragraph-rsid="00195f65"/>
    </style:style>
    <style:style style:name="P5" style:family="paragraph" style:parent-style-name="Standard">
      <style:paragraph-properties fo:text-align="start" style:justify-single-word="false"/>
      <style:text-properties officeooo:paragraph-rsid="001b2d22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paragraph-rsid="0016a8f3"/>
    </style:style>
    <style:style style:name="P7" style:family="paragraph" style:parent-style-name="Standard">
      <style:paragraph-properties fo:text-align="start" style:justify-single-word="false"/>
      <style:text-properties officeooo:rsid="001c0016" officeooo:paragraph-rsid="001c0016"/>
    </style:style>
    <style:style style:name="P8" style:family="paragraph" style:parent-style-name="Standard">
      <style:paragraph-properties fo:text-align="start" style:justify-single-word="false"/>
      <style:text-properties officeooo:rsid="0024490f" officeooo:paragraph-rsid="0024490f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16a8f3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1c0016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4490f" officeooo:paragraph-rsid="0024490f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b2d22" officeooo:paragraph-rsid="001c0016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c0016" officeooo:paragraph-rsid="001c0016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2db29"/>
    </style:style>
    <style:style style:name="T3" style:family="text">
      <style:text-properties officeooo:rsid="0022db29"/>
    </style:style>
    <style:style style:name="T4" style:family="text">
      <style:text-properties officeooo:rsid="0025ef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1.01" style:data-style-name="N0">1.01</text:variable-set>: Density</text:p>
      <text:p text:style-name="P1"/>
      <text:list xml:id="list9057821315644639444" text:style-name="L1">
        <text:list-item>
          <text:p text:style-name="P9">You are thinking about buying a water bed to use in your second-floor bedroom. <text:s/>The dimensions of the water bed are 1.83 m x 2.13 m x 0.229 m. <text:s/>The floor can tolerate a weight of no more than 6660 N. Find the weight of the water in the bed, and determine if you should purchase this bed.</text:p>
        </text:list-item>
      </text:list>
      <text:p text:style-name="P2"/>
      <text:p text:style-name="P2"/>
      <text:p text:style-name="P2"/>
      <text:p text:style-name="P2"/>
      <text:p text:style-name="P2"/>
      <text:list xml:id="list131250936159563" text:continue-numbering="true" text:style-name="L1">
        <text:list-item>
          <text:p text:style-name="P11">The United States Nickle has remained largely unchanged from 1938 to the present (with the exception of the 2004 and 2005 commemorative nickles<text:span text:style-name="T4">), whereas pennies have been made from bronze, brass, aluminum, steel and copper-plated zinc. <text:s/>Explain why some less-reputable characters use a nickle to test if a scale is accurate and not a penny. <text:s/>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31251337228598" text:continue-numbering="true" text:style-name="L1">
        <text:list-item>
          <text:p text:style-name="P9">The Georgia state capital is covered in Gold Leaf – gold that has been pounded into a thin sheet, with a thickness of 3 x 10<text:span text:style-name="T1">-7</text:span> m. <text:s/>The dome is a half-sphere with a diameter of 22.86 meters. <text:s/>Find the mass of the gold that covers the dome. <text:s/><text:span text:style-name="T3">The density of gold is 19320 kg/m</text:span><text:span text:style-name="T2">3</text:span><text:span text:style-name="T3">. <text:s/></text:span></text:p>
        </text:list-item>
      </text:list>
      <text:p text:style-name="P2"/>
      <text:p text:style-name="P6"/>
      <text:p text:style-name="P6"/>
      <text:p text:style-name="P6"/>
      <text:p text:style-name="P6"/>
      <text:p text:style-name="P6"/>
      <text:list xml:id="list131251158551615" text:continue-numbering="true" text:style-name="L1">
        <text:list-item>
          <text:p text:style-name="P9">The sun has a radius of 6.96 x 10<text:span text:style-name="T1">8</text:span> m, and a mass of 1.998 x 10<text:span text:style-name="T1">30</text:span> kg. <text:s/>Saturn has a radius of 6 x 10<text:span text:style-name="T1">7</text:span> m, and a mass of 5.7 x 10<text:span text:style-name="T1">26</text:span> kg. <text:s/>Imaging that there were an enormous ocean, capable of holding the Sun and Saturn at the same time. <text:s/></text:p>
          <text:list>
            <text:list-item>
              <text:p text:style-name="P9">Would the sun float or sink? <text:s/>Justify your answer.</text:p>
            </text:list-item>
          </text:list>
        </text:list-item>
      </text:list>
      <text:p text:style-name="P2"/>
      <text:p text:style-name="P2"><text:line-break/></text:p>
      <text:list xml:id="list131250751846990" text:continue-numbering="true" text:style-name="L1">
        <text:list-item>
          <text:list>
            <text:list-item>
              <text:p text:style-name="P9">Would Saturn float or sink? <text:s/>Justify your answer.</text:p>
            </text:list-item>
          </text:list>
        </text:list-item>
      </text:list>
      <text:p text:style-name="P2"/>
      <text:p text:style-name="P2"/>
      <text:p text:style-name="P4"/>
      <text:p text:style-name="P4"/>
      <text:p text:style-name="P4"/>
      <text:list xml:id="list131252808829548" text:continue-numbering="true" text:style-name="L1">
        <text:list-item>
          <text:p text:style-name="P12"><text:soft-page-break/>You are given a sample of and unknown fluid and are asked to determine the fluid the sample is made of. <text:s text:c="2"/>You are given the following information:</text:p>
        </text:list-item>
      </text:list>
      <text:p text:style-name="P3"><draw:frame draw:style-name="fr2" draw:name="Object1" text:anchor-type="paragraph" svg:x="1.4173in" svg:y="0.0445in" svg:width="2.9063in" svg:height="1.4228in" draw:z-index="6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/>
      <text:p text:style-name="P3"/>
      <text:p text:style-name="P3"/>
      <text:p text:style-name="P3"/>
      <text:p text:style-name="P3"/>
      <text:p text:style-name="P3"/>
      <text:list xml:id="list131252851997334" text:continue-numbering="true" text:style-name="L1">
        <text:list-header>
          <text:p text:style-name="P10"><draw:frame draw:style-name="fr3" draw:name="Object3" text:anchor-type="paragraph" svg:x="3.8508in" svg:y="0.0126in" svg:width="3.622in" svg:height="3.6547in" draw:z-index="5"><draw:object xlink:href="./Object 3" xlink:type="simple" xlink:show="embed" xlink:actuate="onLoad"/><draw:image xlink:href="./ObjectReplacements/Object 3" xlink:type="simple" xlink:show="embed" xlink:actuate="onLoad"/></draw:frame></text:p>
          <text:p text:style-name="P12">You collect the information in the table below:</text:p>
        </text:list-header>
      </text:list>
      <text:p text:style-name="P5"><draw:frame draw:style-name="fr2" draw:name="Object2" text:anchor-type="paragraph" svg:x="0.2484in" svg:y="0.1193in" svg:width="3.2063in" svg:height="1.9563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list xml:id="list131252039696459" text:continue-numbering="true" text:style-name="L1">
        <text:list-item>
          <text:list>
            <text:list-item>
              <text:p text:style-name="P13">On the graph to the right, plot the data you have collected. <text:s/>Draw a best fit line and determine the slope of the line. <text:s/>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131252870990531" text:continue-numbering="true" text:style-name="L1">
        <text:list-item>
          <text:list>
            <text:list-item>
              <text:p text:style-name="P13">Use the slope of the line to determine the density of the fluid, and determine which fluid is most likely present in the sample.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131250853059326" text:continue-numbering="true" text:style-name="L1">
        <text:list-item>
          <text:list>
            <text:list-item>
              <text:p text:style-name="P13">Briefly explain what physical quantity the y-intercept of the graph represent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FE608500EEDBEC6F.png" xlink:type="simple" xlink:show="embed" xlink:actuate="onLoad"/></draw:frame><draw:frame draw:style-name="Mfr1" draw:name="Image1" text:anchor-type="paragraph" svg:x="-0.0134in" svg:y="-0.3429in" svg:width="0.75in" svg:height="0.7701in" draw:z-index="3"><draw:image xlink:href="Pictures/10000201000000A4000000AA0BC1C74F8A03DADC.png" xlink:type="simple" xlink:show="embed" xlink:actuate="onLoad"/></draw:frame> <text:s text:c="20"/>Name:<text:tab/><text:tab/><text:date style:data-style-name="N37" text:date-value="2017-09-05T13:12:50.703751710" text:date-adjust="PT24H00M00S">09/06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5:29:25.004895056</meta:creation-date>
    <meta:editing-duration>PT33M11S</meta:editing-duration>
    <meta:editing-cycles>14</meta:editing-cycles>
    <meta:generator>LibreOffice/5.2.7.2$Linux_X86_64 LibreOffice_project/20$Build-2</meta:generator>
    <dc:date>2017-09-05T13:12:50.604931032</dc:date>
    <meta:document-statistic meta:table-count="0" meta:image-count="2" meta:object-count="3" meta:page-count="2" meta:paragraph-count="15" meta:word-count="352" meta:character-count="1889" meta:non-whitespace-character-count="150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08.26pt"/>
    </style:style>
    <style:style style:name="co2" style:family="table-column">
      <style:table-column-properties fo:break-before="auto" style:column-width="1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14">
          <table:table-cell table:number-columns-repeated="2"/>
        </table:table-row>
        <table:table-row table:style-name="ro1">
          <table:table-cell table:style-name="ce3" office:value-type="string" calcext:value-type="string">
            <text:p>Fluid</text:p>
          </table:table-cell>
          <table:table-cell table:style-name="ce3" office:value-type="string" calcext:value-type="string">
            <text:p>Density (kg/m^3)</text:p>
          </table:table-cell>
        </table:table-row>
        <table:table-row table:style-name="ro1">
          <table:table-cell table:style-name="ce4" office:value-type="string" calcext:value-type="string">
            <text:p>Gasoline</text:p>
          </table:table-cell>
          <table:table-cell table:style-name="ce4" office:value-type="float" office:value="711" calcext:value-type="float">
            <text:p>711</text:p>
          </table:table-cell>
        </table:table-row>
        <table:table-row table:style-name="ro1">
          <table:table-cell table:style-name="ce4" office:value-type="string" calcext:value-type="string">
            <text:p>Alcohol</text:p>
          </table:table-cell>
          <table:table-cell table:style-name="ce4" office:value-type="float" office:value="785.1" calcext:value-type="float">
            <text:p>785.1</text:p>
          </table:table-cell>
        </table:table-row>
        <table:table-row table:style-name="ro1">
          <table:table-cell table:style-name="ce4" office:value-type="string" calcext:value-type="string">
            <text:p>Extra Virgin Olive Oil</text:p>
          </table:table-cell>
          <table:table-cell table:style-name="ce4" office:value-type="float" office:value="920" calcext:value-type="float">
            <text:p>920</text:p>
          </table:table-cell>
        </table:table-row>
        <table:table-row table:style-name="ro1">
          <table:table-cell table:style-name="ce4" office:value-type="string" calcext:value-type="string">
            <text:p>Water</text:p>
          </table:table-cell>
          <table:table-cell table:style-name="ce4" office:value-type="float" office:value="1000" calcext:value-type="float">
            <text:p>1000</text:p>
          </table:table-cell>
        </table:table-row>
        <table:table-row table:style-name="ro1">
          <table:table-cell table:style-name="ce4" office:value-type="string" calcext:value-type="string">
            <text:p>Whole Milk</text:p>
          </table:table-cell>
          <table:table-cell table:style-name="ce4" office:value-type="float" office:value="1020" calcext:value-type="float">
            <text:p>1020</text:p>
          </table:table-cell>
        </table:table-row>
        <table:table-row table:style-name="ro1">
          <table:table-cell table:style-name="ce4" office:value-type="string" calcext:value-type="string">
            <text:p>Ethylene Glycol</text:p>
          </table:table-cell>
          <table:table-cell table:style-name="ce4" office:value-type="float" office:value="1120" calcext:value-type="float">
            <text:p>1120</text:p>
          </table:table-cell>
        </table:table-row>
        <table:table-row table:style-name="ro1">
          <table:table-cell table:style-name="ce4" office:value-type="string" calcext:value-type="string">
            <text:p>Sodium Hydroxide</text:p>
          </table:table-cell>
          <table:table-cell table:style-name="ce4" office:value-type="float" office:value="1250" calcext:value-type="float">
            <text:p>125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 style:data-style-name="N2" text:time-value="15:41:59.958227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08.26pt"/>
    </style:style>
    <style:style style:name="co2" style:family="table-column">
      <style:table-column-properties fo:break-before="auto" style:column-width="122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row table:style-name="ro1">
          <table:table-cell table:style-name="ce3" office:value-type="string" calcext:value-type="string">
            <text:p>Volume (mL)</text:p>
          </table:table-cell>
          <table:table-cell table:style-name="ce3" office:value-type="string" calcext:value-type="string">
            <text:p>Mass (g) of fluid and contain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35+[.A2]*0.7851" office:value-type="float" office:value="50.702" calcext:value-type="float">
            <text:p>50.7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35+[.A3]*0.7851" office:value-type="float" office:value="66.404" calcext:value-type="float">
            <text:p>66.4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35+[.A4]*0.7851" office:value-type="float" office:value="82.106" calcext:value-type="float">
            <text:p>82.1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35+[.A5]*0.7851" office:value-type="float" office:value="97.808" calcext:value-type="float">
            <text:p>97.8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35+[.A6]*0.7851" office:value-type="float" office:value="113.51" calcext:value-type="float">
            <text:p>113.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35+[.A7]*0.7851" office:value-type="float" office:value="129.212" calcext:value-type="float">
            <text:p>129.21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35+[.A8]*0.7851" office:value-type="float" office:value="144.914" calcext:value-type="float">
            <text:p>144.91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35+[.A9]*0.7851" office:value-type="float" office:value="160.616" calcext:value-type="float">
            <text:p>160.61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35+[.A10]*0.7851" office:value-type="float" office:value="176.318" calcext:value-type="float">
            <text:p>176.3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35+[.A11]*0.7851" office:value-type="float" office:value="192.02" calcext:value-type="float">
            <text:p>192.0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 style:data-style-name="N2" text:time-value="15:44:38.1917328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2cm" svg:height="9.283cm" xlink:href="." xlink:type="simple" chart:class="chart:scatter" chart:style-name="ch1">
        <chart:title svg:x="2.876cm" svg:y="0.321cm" chart:style-name="ch2">
          <text:p>Mass vs Volume</text:p>
        </chart:title>
        <chart:subtitle svg:x="2.638cm" svg:y="1.285cm" chart:style-name="ch3">
          <text:p>For an Unknown Fluid</text:p>
        </chart:subtitle>
        <chart:plot-area chart:style-name="ch4" chart:data-source-has-labels="both" svg:x="1.195cm" svg:y="2.153cm" svg:width="7.821cm" svg:height="5.964cm">
          <chartooo:coordinate-region svg:x="1.816cm" svg:y="2.352cm" svg:width="6.734cm" svg:height="5.118cm"/>
          <chart:axis chart:dimension="x" chart:name="primary-x" chart:style-name="ch5" chartooo:axis-type="auto">
            <chart:title svg:x="4.135cm" svg:y="8.302cm" chart:style-name="ch6">
              <text:p>Volume (mL)</text:p>
            </chart:title>
            <chart:categories table:cell-range-address="local-table.$A$2:.$A$1"/>
            <chart:grid chart:style-name="ch7" chart:class="major"/>
          </chart:axis>
          <chart:axis chart:dimension="y" chart:name="primary-y" chart:style-name="ch5">
            <chart:title svg:x="0.451cm" svg:y="5.814cm" chart:style-name="ch8">
              <text:p>Mass (g)</text:p>
            </chart:title>
            <chart:grid chart:style-name="ch7"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